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de" fo:country="DE"/>
    </style:style>
    <style:style style:name="P3" style:family="paragraph" style:parent-style-name="Standard">
      <style:paragraph-properties fo:margin-top="0in" fo:margin-bottom="0.111in" style:contextual-spacing="false" fo:line-height="108%"/>
      <style:text-properties fo:language="de" fo:country="DE"/>
    </style:style>
    <style:style style:name="P4" style:family="paragraph" style:parent-style-name="Standard">
      <style:paragraph-properties fo:margin-top="0in" fo:margin-bottom="0.111in" style:contextual-spacing="false" fo:line-height="108%"/>
    </style:style>
    <style:style style:name="P5" style:family="paragraph" style:parent-style-name="Standard">
      <style:paragraph-properties fo:break-before="page"/>
      <style:text-properties fo:language="de" fo:country="CH"/>
    </style:style>
    <style:style style:name="P6" style:family="paragraph" style:parent-style-name="Normal_20_with_20_left_20_border">
      <style:text-properties fo:language="de" fo:country="CH"/>
    </style:style>
    <style:style style:name="P7" style:family="paragraph" style:parent-style-name="Normal_20_with_20_left_20_border">
      <style:text-properties fo:language="en" fo:country="US"/>
    </style:style>
    <style:style style:name="P8" style:family="paragraph" style:parent-style-name="Name" style:master-page-name="First_20_Page">
      <style:paragraph-properties style:page-number="auto"/>
      <style:text-properties fo:language="de" fo:country="DE"/>
    </style:style>
    <style:style style:name="P9" style:family="paragraph" style:parent-style-name="Contact">
      <style:text-properties fo:language="de" fo:country="DE"/>
    </style:style>
    <style:style style:name="P10" style:family="paragraph" style:parent-style-name="Heading_20_1">
      <style:text-properties fo:language="en" fo:country="US"/>
    </style:style>
    <style:style style:name="P11" style:family="paragraph" style:parent-style-name="Heading_20_1">
      <style:text-properties fo:language="de" fo:country="CH"/>
    </style:style>
    <style:style style:name="P12" style:family="paragraph" style:parent-style-name="Heading_20_1">
      <style:text-properties fo:language="de" fo:country="DE"/>
    </style:style>
    <style:style style:name="P13" style:family="paragraph" style:parent-style-name="Normal_20_with_20_left_20_border">
      <style:text-properties fo:language="en" fo:country="US"/>
    </style:style>
    <style:style style:name="P14" style:family="paragraph" style:parent-style-name="Skills_20_used">
      <style:text-properties fo:language="fr" fo:country="FR"/>
    </style:style>
    <style:style style:name="P15" style:family="paragraph" style:parent-style-name="Skills_20_used">
      <style:text-properties fo:language="de" fo:country="CH"/>
    </style:style>
    <style:style style:name="P16" style:family="paragraph" style:parent-style-name="Standard">
      <style:text-properties officeooo:paragraph-rsid="001fad04"/>
    </style:style>
    <style:style style:name="T1" style:family="text">
      <style:text-properties fo:language="de" fo:country="DE"/>
    </style:style>
    <style:style style:name="T2" style:family="text">
      <style:text-properties fo:language="en" fo:country="US"/>
    </style:style>
    <style:style style:name="T3" style:family="text">
      <style:text-properties fo:language="fr" fo:country="FR"/>
    </style:style>
    <style:style style:name="T4" style:family="text">
      <style:text-properties fo:language="de" fo:country="CH"/>
    </style:style>
    <style:style style:name="T5" style:family="text">
      <style:text-properties fo:language="de" fo:country="CH" officeooo:rsid="001fad04"/>
    </style:style>
    <style:style style:name="T6" style:family="text">
      <style:text-properties officeooo:rsid="001c2fff"/>
    </style:style>
    <style:style style:name="T7" style:family="text">
      <style:text-properties officeooo:rsid="001e2d17"/>
    </style:style>
    <style:style style:name="T8" style:family="text">
      <style:text-properties fo:font-weight="normal" officeooo:rsid="001e2d17" style:font-weight-asian="normal" style:font-weight-complex="normal"/>
    </style:style>
    <style:style style:name="T9" style:family="text">
      <style:text-properties fo:color="#7f7f7f" loext:opacity="100%" style:font-name="Verdana" fo:language="fr" fo:country="FR" fo:font-weight="normal" officeooo:rsid="001e2d17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6">[NAME]</text:span></text:p>
      <text:p text:style-name="P9"><text:span text:style-name="T6">[STREET]</text:span></text:p>
      <text:p text:style-name="P9"><text:span text:style-name="T6">[PLZ_WITH_LOCATION]</text:span></text:p>
      <text:p text:style-name="P9"><text:span text:style-name="T6">[PHONE]</text:span></text:p>
      <text:p text:style-name="P9"><text:span text:style-name="T6">[EMAIL]</text:span></text:p>
      <text:list xml:id="list295019943" text:style-name="Outline">
        <text:list-item>
          <text:h text:style-name="P10" text:outline-level="1">ZUSAMMENFASSUNG</text:h>
        </text:list-item>
      </text:list>
      <text:p text:style-name="Standard"/>
      <text:p text:style-name="Normal_20_with_20_left_20_border"><text:span text:style-name="Bold_20_Expanded"><text:span text:style-name="T9">[SHORT_DESCRIPTION]</text:span></text:span></text:p>
      <text:p text:style-name="P1"/>
      <text:list xml:id="list143055946893987" text:continue-numbering="true" text:style-name="Outline">
        <text:list-item>
          <text:h text:style-name="P11" text:outline-level="1">BERUFLICHER WERDEGANG</text:h>
        </text:list-item>
      </text:list>
      <text:p text:style-name="P16"><text:span text:style-name="Bold_20_Expanded"><text:span text:style-name="T5"/></text:span></text:p>
      <text:p text:style-name="Normal_20_with_20_left_20_border"><text:span text:style-name="Bold_20_Expanded"><text:span text:style-name="T1">SENIOR ENTWICKLER </text:span></text:span><text:span text:style-name="T1">- KREATIVE BIENE, 2011 / Heute</text:span></text:p>
      <text:p text:style-name="P14">BRAND IDENTITY, LOGODESIGN, CORPORATE IDENTITY</text:p>
      <text:p text:style-name="Normal_20_with_20_left_20_border"><text:span text:style-name="T3">Nunc lacusmetus, posuereeget, lacinia eu, variusquis. Aliquam nonummya dipiscin gaugue. Loremips umdolor sitamet, adipiscing. </text:span><text:span text:style-name="T4">Maecenas porttitorco ngue massa.</text:span></text:p>
      <text:p text:style-name="P6"/>
      <text:p text:style-name="Normal_20_with_20_left_20_border"><text:span text:style-name="Bold_20_Expanded"><text:span text:style-name="T4">DESIGNSTUDENT</text:span></text:span><text:span text:style-name="T4">- ANZIEHENDE DESIGNS, März 2005 / Januar 2011</text:span></text:p>
      <text:p text:style-name="P15">BRAND IDENTITY, LOGODESIGN, CORPORATE IDENTITY</text:p>
      <text:p text:style-name="Normal_20_with_20_left_20_border"><text:span text:style-name="T4">Ami posuereerat. Aeneanco nvallisni bhsed quam adipiscingh endrerit id tempus erat.Nam varius tellu svestibulu mturp isauctor. </text:span><text:span text:style-name="T2">Loremips umdolor sitamet, conse cteturadipi scingelit.Efficiently enable enabled sources und cost effective products.</text:span></text:p>
      <text:p text:style-name="P7"/>
      <text:p text:style-name="Normal_20_with_20_left_20_border"><text:span text:style-name="Bold_20_Expanded"><text:span text:style-name="T1">DESIGNINTERN</text:span></text:span><text:span text:style-name="T1"> - ANZIEHENDE DESIGNS, Mai 2003 / März 2005</text:span></text:p>
      <text:p text:style-name="Skills_20_used">BRAND IDENTITY, LOGODESIGN, CORPORATE IDENTITY</text:p>
      <text:p text:style-name="P7">Efficiently enable enabled sources und cost effective products. Completely synthesize principle-centered information after ethical communities. </text:p>
      <text:p text:style-name="P7">Efficiently innovate open-source infrastructures via inexpensive materials</text:p>
      <text:p text:style-name="Standard"/>
      <text:list xml:id="list143055349436932" text:continue-numbering="true" text:style-name="Outline">
        <text:list-item>
          <text:h text:style-name="P11" text:outline-level="1">AUSBILDUNG</text:h>
        </text:list-item>
      </text:list>
      <text:p text:style-name="Standard"><text:span text:style-name="Bold_20_Expanded"><text:span text:style-name="T4"/></text:span></text:p>
      <text:p text:style-name="Normal_20_with_20_left_20_border"><text:span text:style-name="Bold_20_Expanded"><text:span text:style-name="T4">Bachelor in Arts </text:span></text:span><text:span text:style-name="T4">an der Green Elephant Arts, 1999 / 2001 </text:span></text:p>
      <text:p text:style-name="Normal_20_with_20_left_20_border"><text:span text:style-name="Bold_20_Expanded"><text:span text:style-name="T1">Cool Design Schulung </text:span></text:span><text:span text:style-name="T1">an Blaue Biene Kunst, 1989</text:span></text:p>
      <text:p text:style-name="P2"/>
      <text:list xml:id="list143056668591201" text:continue-numbering="true" text:style-name="Outline">
        <text:list-item>
          <text:h text:style-name="P12" text:outline-level="1">FÄHIGKEITEN</text:h>
        </text:list-item>
      </text:list>
      <text:p text:style-name="P2"/>
      <text:p text:style-name="Normal_20_with_20_left_20_border"><text:span text:style-name="Bold_20_Expanded"><text:span text:style-name="T1">Technisch</text:span></text:span><text:span text:style-name="T1">: Html/HTML5, Css/Css3, Javascript/Jquery, Php, Asp.net, Bootstrap </text:span></text:p>
      <text:p text:style-name="Normal_20_with_20_left_20_border"><text:span text:style-name="Bold_20_Expanded"><text:span text:style-name="T1">Betriebssysteme</text:span></text:span><text:span text:style-name="T1">: Windows 7, Windows 8, Linux, Android</text:span></text:p>
      <text:p text:style-name="Normal_20_with_20_left_20_border"><text:span text:style-name="Bold_20_Expanded"><text:span text:style-name="T1">Anwendungen: </text:span></text:span><text:span text:style-name="T1">Elektronischer Handel, eDirectory, Joomla, Razorfish, WordPress</text:span></text:p>
      <text:p text:style-name="P3"/>
      <text:p text:style-name="P3"/>
      <text:p text:style-name="P3">202-Strahlend / 10.10.2 Bewerbung – 2.10 Neue 2019</text:p>
      <text:p text:style-name="P5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SimSun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SimSun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0835in" fo:margin-bottom="0in" style:contextual-spacing="false" fo:line-height="100%" fo:orphans="2" fo:widows="2" style:writing-mode="lr-tb"/>
      <style:text-properties style:use-window-font-color="true" loext:opacity="0%" style:font-name="Verdana" fo:font-family="Verdana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0417in" fo:margin-bottom="0in" style:contextual-spacing="false"/>
      <style:text-properties fo:color="#6f4f32" loext:opacity="100%" fo:font-size="20pt" fo:letter-spacing="0.0138in" fo:language="es" fo:country="ES" fo:font-weight="bold" style:font-size-asian="20pt" style:font-weight-asian="bold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text-properties fo:color="#404040" loext:opacity="100%" fo:letter-spacing="0.0138in" fo:font-weight="bold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in" fo:margin-bottom="0.0417in" style:contextual-spacing="false"/>
      <style:text-properties fo:color="#404040" loext:opacity="100%" fo:font-style="italic" style:font-style-asian="italic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28in" fo:margin-bottom="0in" style:contextual-spacing="false" fo:keep-together="always" fo:keep-with-next="always"/>
      <style:text-properties fo:color="#6e9400" loext:opacity="100%" style:font-name="Calibri Light" fo:font-family="'Calibri Light'" style:font-family-generic="roman" style:font-pitch="variable" fo:font-style="italic" style:font-style-asian="italic" style:font-style-complex="italic"/>
    </style:style>
    <style:style style:name="Name" style:family="paragraph" style:default-outline-level="" style:list-style-name="">
      <style:text-properties fo:text-transform="uppercase" fo:letter-spacing="0.028in" fo:font-weight="bold" style:font-weight-asian="bold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 style:list-style-name="">
      <style:paragraph-properties fo:margin-top="0in" fo:margin-bottom="0in" style:contextual-spacing="false" fo:line-height="100%" fo:orphans="2" fo:widows="2" style:writing-mode="lr-tb"/>
      <style:text-properties style:use-window-font-color="true" loext:opacity="0%" style:font-name="Verdana" fo:font-family="Verdana" style:font-family-generic="roman" style:font-pitch="variable"/>
    </style:style>
    <style:style style:name="Normal_20_with_20_left_20_border" style:display-name="Normal with left border" style:family="paragraph" style:parent-style-name="Standard" style:default-outline-level="" style:list-style-name="">
      <style:paragraph-properties fo:margin-left="0.5in" fo:margin-right="0in" fo:margin-top="0in" fo:margin-bottom="0in" style:contextual-spacing="false" fo:line-height="115%" fo:text-indent="0in" style:auto-text-indent="false" fo:padding-left="0.1945in" fo:padding-right="0in" fo:padding-top="0in" fo:padding-bottom="0in" fo:border-left="4.99pt solid #94c600" fo:border-right="none" fo:border-top="none" fo:border-bottom="none"/>
      <style:text-properties fo:language="es" fo:country="ES"/>
    </style:style>
    <style:style style:name="Contact" style:family="paragraph" style:parent-style-name="No_20_Spacing" style:default-outline-level="" style:list-style-name="">
      <style:paragraph-properties fo:text-align="end" style:justify-single-word="false"/>
      <style:text-properties fo:color="#7f7f7f" loext:opacity="100%"/>
    </style:style>
    <style:style style:name="Skills_20_used" style:display-name="Skills used" style:family="paragraph" style:parent-style-name="Normal_20_with_20_left_20_border" style:default-outline-level="" style:list-style-name="">
      <style:text-properties fo:color="#7f7f7f" loext:opacity="100%" fo:language="en" fo:country="U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in" fo:margin-bottom="0in" style:contextual-spacing="false" text:number-lines="false" text:line-number="0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style:contextual-spacing="false" text:number-lines="false" text:line-number="0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e682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Überschrift_20_1_20_Zchn" style:display-name="Überschrift 1 Zchn" style:family="text" style:parent-style-name="Default_20_Paragraph_20_Font">
      <style:text-properties fo:color="#6f4f32" loext:opacity="100%" style:font-name="Verdana" fo:font-family="Verdana" style:font-family-generic="roman" style:font-pitch="variable" fo:font-size="20pt" fo:letter-spacing="0.0138in" fo:language="es" fo:country="ES" fo:font-weight="bold" style:font-size-asian="20pt" style:font-weight-asian="bold" style:font-size-complex="20pt"/>
    </style:style>
    <style:style style:name="Überschrift_20_2_20_Zchn" style:display-name="Überschrift 2 Zchn" style:family="text" style:parent-style-name="Default_20_Paragraph_20_Font">
      <style:text-properties fo:color="#404040" loext:opacity="100%" style:font-name="Verdana" fo:font-family="Verdana" style:font-family-generic="roman" style:font-pitch="variable" fo:letter-spacing="0.0138in" fo:font-weight="bold" style:font-weight-asian="bold"/>
    </style:style>
    <style:style style:name="Überschrift_20_3_20_Zchn" style:display-name="Überschrift 3 Zchn" style:family="text" style:parent-style-name="Default_20_Paragraph_20_Font">
      <style:text-properties fo:color="#404040" loext:opacity="100%" style:font-name="Verdana" fo:font-family="Verdana" style:font-family-generic="roman" style:font-pitch="variable" fo:font-style="italic" style:font-style-asian="italic"/>
    </style:style>
    <style:style style:name="Überschrift_20_4_20_Zchn" style:display-name="Überschrift 4 Zchn" style:family="text" style:parent-style-name="Default_20_Paragraph_20_Font">
      <style:text-properties fo:color="#6e9400" loext:opacity="100%" style:font-name="Calibri Light" fo:font-family="'Calibri Light'" style:font-family-generic="roman" style:font-pitch="variable" fo:font-style="italic" style:font-style-asian="italic" style:font-style-complex="italic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old_20_Expanded" style:display-name="Bold Expanded" style:family="text" style:parent-style-name="Default_20_Paragraph_20_Font">
      <style:text-properties fo:font-variant="normal" fo:text-transform="none" fo:letter-spacing="0.0138in" fo:language="en" fo:country="US" fo:font-weight="bold" style:font-weight-asian="bold"/>
    </style:style>
    <style:style style:name="Kopfzeile_20_Zchn" style:display-name="Kopfzeile Zchn" style:family="text" style:parent-style-name="Default_20_Paragraph_20_Font">
      <style:text-properties style:font-name="Verdana" fo:font-family="Verdana" style:font-family-generic="roman" style:font-pitch="variable"/>
    </style:style>
    <style:style style:name="Fußzeile_20_Zchn" style:display-name="Fußzeile Zchn" style:family="text" style:parent-style-name="Default_20_Paragraph_20_Font">
      <style:text-properties style:font-name="Verdana" fo:font-family="Verdana" style:font-family-generic="roman" style:font-pitch="variable"/>
    </style:style>
    <style:style style:name="hps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in" fo:margin-bottom="0.4in" fo:margin-left="0.4in" fo:margin-right="0.4in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benslaufgestalten.de</meta:initial-creator>
    <meta:editing-cycles>8</meta:editing-cycles>
    <meta:print-date>2019-06-18T11:52:28.44</meta:print-date>
    <meta:creation-date>2019-05-18T18:06:00</meta:creation-date>
    <dc:date>2021-07-30T14:30:54.864256305</dc:date>
    <meta:editing-duration>PT6M41S</meta:editing-duration>
    <meta:generator>LibreOffice/7.1.4.2$Linux_X86_64 LibreOffice_project/10$Build-2</meta:generator>
    <meta:document-statistic meta:table-count="0" meta:image-count="0" meta:object-count="0" meta:page-count="2" meta:paragraph-count="26" meta:word-count="167" meta:character-count="1401" meta:non-whitespace-character-count="125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